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llFileSelector.traverseDescendents( final FileSelectInfo file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lFileSelector.includeFile( final FileSelectInfo file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